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1.1272in"/>
    </style:style>
    <style:style style:name="co3" style:family="table-column">
      <style:table-column-properties fo:break-before="auto" style:column-width="2.0118in"/>
    </style:style>
    <style:style style:name="co4" style:family="table-column">
      <style:table-column-properties fo:break-before="auto" style:column-width="0.6244in"/>
    </style:style>
    <style:style style:name="co5" style:family="table-column">
      <style:table-column-properties fo:break-before="auto" style:column-width="0.5693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Subsystem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Budget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Paid by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SER+cooling</text:p>
          </table:table-cell>
          <table:table-cell office:value-type="string">
            <text:p>LASER + PSU + spare optics</text:p>
          </table:table-cell>
          <table:table-cell/>
          <table:table-cell office:value-type="float" office:value="4000">
            <text:p>4000</text:p>
          </table:table-cell>
          <table:table-cell office:value-type="string">
            <text:p>Cash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Transport of LASER</text:p>
          </table:table-cell>
          <table:table-cell/>
          <table:table-cell office:value-type="float" office:value="1050">
            <text:p>1050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HV wire</text:p>
          </table:table-cell>
          <table:table-cell/>
          <table:table-cell office:value-type="float" office:value="145">
            <text:p>145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Water cooling fittings</text:p>
          </table:table-cell>
          <table:table-cell/>
          <table:table-cell office:value-type="float" office:value="125">
            <text:p>125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Flow sensor</text:p>
          </table:table-cell>
          <table:table-cell/>
          <table:table-cell office:value-type="float" office:value="200">
            <text:p>200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Pump</text:p>
          </table:table-cell>
          <table:table-cell/>
          <table:table-cell office:value-type="float" office:value="370">
            <text:p>370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More fittings</text:p>
          </table:table-cell>
          <table:table-cell/>
          <table:table-cell office:value-type="float" office:value="362">
            <text:p>362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Hose clamps</text:p>
          </table:table-cell>
          <table:table-cell office:value-type="float" office:value="83">
            <text:p>83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Optics</text:p>
          </table:table-cell>
          <table:table-cell office:value-type="string">
            <text:p>Optics kit from Ebay</text:p>
          </table:table-cell>
          <table:table-cell/>
          <table:table-cell office:value-type="float" office:value="1462">
            <text:p>1462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echanics</text:p>
          </table:table-cell>
          <table:table-cell office:value-type="string">
            <text:p>Lathe tools</text:p>
          </table:table-cell>
          <table:table-cell/>
          <table:table-cell office:value-type="float" office:value="386">
            <text:p>386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V-rails from Klee</text:p>
          </table:table-cell>
          <table:table-cell/>
          <table:table-cell office:value-type="float" office:value="1080">
            <text:p>1080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V-groove bearings</text:p>
          </table:table-cell>
          <table:table-cell/>
          <table:table-cell office:value-type="float" office:value="540">
            <text:p>540</text:p>
          </table:table-cell>
          <table:table-cell office:value-type="string">
            <text:p>ff</text:p>
          </table:table-cell>
          <table:table-cell office:value-type="string">
            <text:p>http://www.vxb.com/page/bearings/PROD/Kit8351</text:p>
          </table:table-cell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MayTec</text:p>
          </table:table-cell>
          <table:table-cell office:value-type="float" office:value="4338.25">
            <text:p>4338.25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Skins (acryl)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Electronics</text:p>
          </table:table-cell>
          <table:table-cell office:value-type="string">
            <text:p>ATmega328 + drv8811</text:p>
          </table:table-cell>
          <table:table-cell/>
          <table:table-cell office:value-type="float" office:value="618">
            <text:p>618</text:p>
          </table:table-cell>
          <table:table-cell office:value-type="string">
            <text:p>ff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string">
            <text:p>LPC1769 proto boards</text:p>
          </table:table-cell>
          <table:table-cell/>
          <table:table-cell office:value-type="float" office:value="440">
            <text:p>440</text:p>
          </table:table-cell>
          <table:table-cell office:value-type="string">
            <text:p>ff</text:p>
          </table:table-cell>
          <table:table-cell office:value-type="string">
            <text:p>http://www.embeddedartists.com/products/lpcxpresso/lpc1769_xpr.php</text:p>
          </table:table-cell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Steppers x 3</text:p>
          </table:table-cell>
          <table:table-cell table:formula="of:=150*3" office:value-type="float" office:value="450">
            <text:p>450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LV PSU HRP-200-24</text:p>
          </table:table-cell>
          <table:table-cell table:formula="of:=66.52*7.5*1.25" office:value-type="float" office:value="623.625">
            <text:p>623.625</text:p>
          </table:table-cell>
          <table:table-cell table:number-columns-repeated="2"/>
          <table:table-cell office:value-type="string">
            <text:p><text:a xlink:href="http://www.schukat.com/schukat/schukat_cms_en.nsf/index/CMSDF15D356B046D53BC1256D550038A9E0?OpenDocument&amp;wg=L6032&amp;refDoc=CMSFE4000D0E78217FFC12570C20044C48B">http://www.schukat.com/schukat/schukat_cms_en.nsf/index/CMSDF15D356B046D53BC1256D550038A9E0?OpenDocument&amp;wg=L6032&amp;refDoc=CMSFE4000D0E78217FFC12570C20044C48B</text:a>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table:number-columns-repeated="6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table:formula="of:=SUM([.D2:.D33])" office:value-type="float" office:value="5494.875">
            <text:p>5494.875</text:p>
          </table:table-cell>
          <table:table-cell table:formula="of:=SUM([.E2:.E33])" office:value-type="float" office:value="10778">
            <text:p>10778</text:p>
          </table:table-cell>
          <table:table-cell table:formula="of:=[.D34]+[.E34]" office:value-type="float" office:value="16272.875">
            <text:p>16272.875</text:p>
          </table:table-cell>
          <table:table-cell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5">10/25/2011</text:date>, <text:time>23:3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25T15:58:58</meta:creation-date>
    <dc:date>2011-10-25T23:39:31</dc:date>
    <meta:editing-duration>PT7H40M34S</meta:editing-duration>
    <meta:editing-cycles>5</meta:editing-cycles>
    <meta:generator>LibreOffice/3.4$Unix LibreOffice_project/340m1$Build-302</meta:generator>
    <meta:document-statistic meta:table-count="3" meta:cell-count="90" meta:object-count="0"/>
  </office:meta>
</office:document-meta>
</file>